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>
        <style:tab-stops>
          <style:tab-stop style:position="53.71mm"/>
          <style:tab-stop style:position="76.46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5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style:text-outline="false" style:text-line-through-style="none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tab/>Tập đoàn Mai Linh</text:p>
      <text:p text:style-name="P3"><text:tab/>Địa chỉ: <text:span text:style-name="T2"><text:tab/></text:span><text:span text:style-name="T3">64-68 Hai Bà Trưng, Phườnng Bến Nghé, <text:tab/><text:tab/>Quận 1, Tp. HCM</text:span></text:p>
      <text:p text:style-name="P2"/>
      <text:p text:style-name="P6"><text:span text:style-name="T4"><text:tab/>PHIẾU ĐỀ XUẤT </text:span><text:span text:style-name="T4"><text:placeholder text:placeholder-type="text">&lt;get_loai()&gt;</text:placeholder></text:span><text:span text:style-name="T4"> </text:span><text:span text:style-name="T4"><text:placeholder text:placeholder-type="text">&lt;get_title(o.mlg_type)&gt;</text:placeholder></text:span></text:p>
      <text:p text:style-name="P5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5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5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5">Mã đội xe:<text:tab/><text:placeholder text:placeholder-type="text">&lt;o.account_id and o.account_id.code or ''&gt;</text:placeholder><text:tab/>Tên đội xe:<text:tab/><text:placeholder text:placeholder-type="text">&lt;o.account_id and o.account_id.name or ''&gt;</text:placeholder></text:p>
      <text:p text:style-name="P5">Mã bãi giao ca:<text:tab/><text:placeholder text:placeholder-type="text">&lt;o.bai_giaoca_id and o.bai_giaoca_id.code or ''&gt;</text:placeholder><text:tab/>Tên bãi giao ca:<text:tab/><text:placeholder text:placeholder-type="text">&lt;o.bai_giaoca_id and o.bai_giaoca_id.name or ''&gt;</text:placeholder></text:p>
      <text:p text:style-name="P5">Biển số xe:<text:tab/><text:placeholder text:placeholder-type="text">&lt;o.bien_so_xe_id and o.bien_so_xe_id.name or ''&gt;</text:placeholder><text:tab/>Số hợp đồng:<text:tab/><text:placeholder text:placeholder-type="text">&lt;o.so_hop_dong&gt;</text:placeholder></text:p>
      <text:p text:style-name="P4"><text:soft-page-break/>Diễn giải:<text:tab/><text:placeholder text:placeholder-type="text">&lt;get_diengiai()&gt;</text:placeholder></text:p>
      <text:p text:style-name="P4">Phương thức thanh toán: <text:placeholder text:placeholder-type="text">&lt;get_phuongthuc_thanhtoan()&gt;</text:placeholder></text:p>
      <text:p text:style-name="P4">Số tiền: <text:tab/><text:placeholder text:placeholder-type="text">&lt;convert_amount(get_sotien())&gt;</text:placeholder></text:p>
      <text:p text:style-name="P4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0.01mm" fo:page-height="148.01mm" style:num-format="1" style:print-orientation="landscape" fo:margin-top="12.96mm" fo:margin-bottom="9.63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span text:style-name="MT1"><text:placeholder text:placeholder-type="text">&lt;_get_ipaddress()&gt;</text:placeholder></text:span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4T18:35:38</dc:date>
    <meta:editing-duration>PT6H6M44S</meta:editing-duration>
    <meta:editing-cycles>154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4" meta:word-count="130" meta:character-count="976" meta:non-whitespace-character-count="851"/>
  </office:meta>
</office:document-meta>
</file>